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SchemaAssertionGUI.modifyTestElement( TestElement in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SchemaAssertionGUI.configure( Test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SchemaAssertion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SchemaAssertion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hemaAssertionGUI.XMLSchemaAssertion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hemaAssertion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MLSchemaAssertionGUI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